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mic Sans MS" officeooo:rsid="001ebe5d" officeooo:paragraph-rsid="001ebe5d"/>
    </style:style>
    <style:style style:name="P2" style:family="paragraph" style:parent-style-name="Standard">
      <style:text-properties style:font-name="Comic Sans MS" officeooo:rsid="001ebe5d" officeooo:paragraph-rsid="0020ae5a"/>
    </style:style>
    <style:style style:name="P3" style:family="paragraph" style:parent-style-name="Standard">
      <style:text-properties style:font-name="Comic Sans MS" officeooo:rsid="001ebe5d" officeooo:paragraph-rsid="002202f8"/>
    </style:style>
    <style:style style:name="P4" style:family="paragraph" style:parent-style-name="Standard">
      <style:text-properties style:font-name="Comic Sans MS" officeooo:rsid="0020ae5a" officeooo:paragraph-rsid="0020ae5a"/>
    </style:style>
    <style:style style:name="P5" style:family="paragraph" style:parent-style-name="Standard">
      <style:text-properties style:font-name="Comic Sans MS" officeooo:rsid="00215d6d" officeooo:paragraph-rsid="00215d6d"/>
    </style:style>
    <style:style style:name="P6" style:family="paragraph" style:parent-style-name="Standard">
      <style:text-properties style:font-name="Comic Sans MS" officeooo:rsid="00215d6d" officeooo:paragraph-rsid="002202f8"/>
    </style:style>
    <style:style style:name="P7" style:family="paragraph" style:parent-style-name="Standard">
      <style:text-properties style:font-name="Comic Sans MS" officeooo:rsid="002202f8" officeooo:paragraph-rsid="002202f8"/>
    </style:style>
    <style:style style:name="P8" style:family="paragraph" style:parent-style-name="Standard">
      <style:text-properties style:font-name="Comic Sans MS" fo:font-size="11pt" style:text-underline-style="solid" style:text-underline-width="auto" style:text-underline-color="font-color" fo:font-weight="bold" officeooo:rsid="001ebe5d" officeooo:paragraph-rsid="001ebe5d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omic Sans MS" fo:font-size="11pt" style:text-underline-style="solid" style:text-underline-width="auto" style:text-underline-color="font-color" fo:font-weight="bold" officeooo:rsid="0020ae5a" officeooo:paragraph-rsid="0020ae5a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Comic Sans MS" fo:font-size="11pt" style:text-underline-style="solid" style:text-underline-width="auto" style:text-underline-color="font-color" fo:font-weight="bold" officeooo:rsid="00215d6d" officeooo:paragraph-rsid="00215d6d" style:font-size-asian="11pt" style:font-weight-asian="bold" style:font-size-complex="11pt" style:font-weight-complex="bold"/>
    </style:style>
    <style:style style:name="T1" style:family="text">
      <style:text-properties officeooo:rsid="0020ae5a"/>
    </style:style>
    <style:style style:name="T2" style:family="text">
      <style:text-properties officeooo:rsid="002202f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5" style:family="text">
      <style:text-properties fo:font-size="11pt" style:text-underline-style="solid" style:text-underline-width="auto" style:text-underline-color="font-color" fo:font-weight="bold" officeooo:rsid="0024bb24" style:font-size-asian="11pt" style:font-weight-asian="bold" style:font-size-complex="11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 <text:s text:c="4"/><text:span text:style-name="T3">Feuille 1</text:span></text:p>
      <text:p text:style-name="P1"/>
      <text:p text:style-name="P8">Exercice 1</text:p>
      <text:p text:style-name="P1">Dans chaque cas, donner l’écriture décimale.</text:p>
      <text:p text:style-name="P1"><text:s/>a.<draw:frame draw:style-name="fr1" draw:name="Object9" text:anchor-type="as-char" svg:y="-0.621cm" svg:width="0.713cm" svg:height="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 <text:s text:c="10"/>b.<draw:frame draw:style-name="fr1" draw:name="Object1" text:anchor-type="as-char" svg:y="-0.621cm" svg:width="0.924cm" svg:height="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 <text:s text:c="10"/>c.<draw:frame draw:style-name="fr1" draw:name="Object2" text:anchor-type="as-char" svg:y="-0.621cm" svg:width="0.924cm" svg:height="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 <text:s text:c="14"/>d.<draw:frame draw:style-name="fr1" draw:name="Object3" text:anchor-type="as-char" svg:y="-0.621cm" svg:width="1.136cm" svg:height="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p text:style-name="P1"/>
      <text:p text:style-name="P1"><text:s/>e.<draw:frame draw:style-name="fr1" draw:name="Object4" text:anchor-type="as-char" svg:y="-0.621cm" svg:width="0.926cm" svg:height="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 <text:s text:c="10"/>f.<draw:frame draw:style-name="fr1" draw:name="Object5" text:anchor-type="as-char" svg:y="-0.621cm" svg:width="0.924cm" svg:height="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 <text:s text:c="10"/>g.<draw:frame draw:style-name="fr1" draw:name="Object6" text:anchor-type="as-char" svg:y="-0.621cm" svg:width="1.136cm" svg:height="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 <text:s text:c="13"/>h.<draw:frame draw:style-name="fr1" draw:name="Object7" text:anchor-type="as-char" svg:y="-0.621cm" svg:width="1.136cm" svg:height="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 </text:p>
      <text:p text:style-name="P1"/>
      <text:p text:style-name="P10">Exercice 2</text:p>
      <text:p text:style-name="P5">Dans chaque cas, donner l’écriture fractionnaire.</text:p>
      <text:p text:style-name="P5"/>
      <text:p text:style-name="P6"><text:span text:style-name="T2">a.</text:span><text:span text:style-name="T2"><draw:frame draw:style-name="fr1" draw:name="Object21" text:anchor-type="as-char" svg:y="-0.621cm" svg:width="1.914cm" svg:height="1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"> <text:s text:c="3"/>b.</text:span><text:span text:style-name="T2"><draw:frame draw:style-name="fr1" draw:name="Object22" text:anchor-type="as-char" svg:y="-0.621cm" svg:width="2.125cm" svg:height="1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"> <text:s text:c="3"/>c.</text:span><text:span text:style-name="T2"><draw:frame draw:style-name="fr1" draw:name="Object23" text:anchor-type="as-char" svg:y="-0.621cm" svg:width="2.448cm" svg:height="1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"> <text:s text:c="4"/>d.</text:span><text:span text:style-name="T2"><draw:frame draw:style-name="fr1" draw:name="Object24" text:anchor-type="as-char" svg:y="-0.621cm" svg:width="2.658cm" svg:height="1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1"/>
      <text:p text:style-name="P9">Exercice <text:span text:style-name="T2">3</text:span></text:p>
      <text:p text:style-name="P4">Compléter :</text:p>
      <text:p text:style-name="P4"/>
      <text:p text:style-name="P2"><text:s/>a.<draw:frame draw:style-name="fr1" draw:name="Object8" text:anchor-type="as-char" svg:y="-0.621cm" svg:width="1.82cm" svg:height="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 <text:s text:c="8"/>b.<draw:frame draw:style-name="fr1" draw:name="Object10" text:anchor-type="as-char" svg:y="-0.621cm" svg:width="2.034cm" svg:height="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 <text:s text:c="10"/>c.<draw:frame draw:style-name="fr1" draw:name="Object11" text:anchor-type="as-char" svg:y="-0.621cm" svg:width="1.812cm" svg:height="1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 <text:s text:c="13"/>d.<draw:frame draw:style-name="fr1" draw:name="Object12" text:anchor-type="as-char" svg:y="-0.621cm" svg:width="2.662cm" svg:height="1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 </text:p>
      <text:p text:style-name="P2"/>
      <text:p text:style-name="P2"><text:s/><text:span text:style-name="T1">e</text:span>.<draw:frame draw:style-name="fr1" draw:name="Object13" text:anchor-type="as-char" svg:y="-0.621cm" svg:width="1.602cm" svg:height="1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 <text:s text:c="8"/><text:span text:style-name="T1">f</text:span>.<draw:frame draw:style-name="fr1" draw:name="Object14" text:anchor-type="as-char" svg:y="-0.621cm" svg:width="2.459cm" svg:height="1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 <text:s text:c="7"/><text:span text:style-name="T1">g</text:span>.<draw:frame draw:style-name="fr1" draw:name="Object15" text:anchor-type="as-char" svg:y="-0.621cm" svg:width="2.457cm" svg:height="1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 <text:s text:c="9"/><text:span text:style-name="T1">h</text:span>.<draw:frame draw:style-name="fr1" draw:name="Object16" text:anchor-type="as-char" svg:y="-0.621cm" svg:width="2.877cm" svg:height="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 </text:p>
      <text:p text:style-name="P2"/>
      <text:p text:style-name="P2"><text:span text:style-name="T1"><text:s/>i</text:span>.<draw:frame draw:style-name="fr1" draw:name="Object17" text:anchor-type="as-char" svg:y="-0.621cm" svg:width="1.392cm" svg:height="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 <text:s text:c="11"/><text:span text:style-name="T1">j</text:span>.<draw:frame draw:style-name="fr1" draw:name="Object18" text:anchor-type="as-char" svg:y="-0.621cm" svg:width="2.441cm" svg:height="1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 <text:s text:c="13"/><text:span text:style-name="T1">k</text:span>.<draw:frame draw:style-name="fr1" draw:name="Object19" text:anchor-type="as-char" svg:y="-0.621cm" svg:width="2.337cm" svg:height="1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 <text:s text:c="14"/><text:span text:style-name="T1">l</text:span>.<draw:frame draw:style-name="fr1" draw:name="Object20" text:anchor-type="as-char" svg:y="-0.621cm" svg:width="2.235cm" svg:height="1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"/>
      <text:p text:style-name="P5"><text:span text:style-name="T4">Exercice </text:span><text:span text:style-name="T5">4</text:span> </text:p>
      <text:p text:style-name="P7">Un baril de pétrole correspond à 158,273 L.</text:p>
      <text:p text:style-name="P7">a. Recopier et compléter :</text:p>
      <text:p text:style-name="P7"><draw:frame draw:style-name="fr1" draw:name="Object29" text:anchor-type="as-char" svg:y="-0.621cm" svg:width="4.81cm" svg:height="1cm" draw:z-index="2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7"/>
      <text:p text:style-name="P5"><draw:frame draw:style-name="fr1" draw:name="Object30" text:anchor-type="as-char" svg:y="-0.621cm" svg:width="3.484cm" svg:height="1cm" draw:z-index="25"><draw:object xlink:href="./Object 30" xlink:type="simple" xlink:show="embed" xlink:actuate="onLoad"/><draw:image xlink:href="./ObjectReplacements/Object 30" xlink:type="simple" xlink:show="embed" xlink:actuate="onLoad"/></draw:frame></text:p>
      <text:p text:style-name="P5"/>
      <text:p text:style-name="P7">Donner l’écriture décimale des nombres suivants.</text:p>
      <text:p text:style-name="P3">a.<draw:frame draw:style-name="fr1" draw:name="Object25" text:anchor-type="as-char" svg:y="-0.621cm" svg:width="0.713cm" svg:height="1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 <text:s text:c="3"/>b.<draw:frame draw:style-name="fr1" draw:name="Object26" text:anchor-type="as-char" svg:y="-0.621cm" svg:width="1.446cm" svg:height="1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 <text:s text:c="4"/>c.<draw:frame draw:style-name="fr1" draw:name="Object27" text:anchor-type="as-char" svg:y="-0.621cm" svg:width="1.646cm" svg:height="1cm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 <text:s text:c="3"/>d.<draw:frame draw:style-name="fr1" draw:name="Object28" text:anchor-type="as-char" svg:y="-0.621cm" svg:width="2.461cm" svg:height="1cm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3:03:39.627119000</meta:creation-date>
    <dc:date>2017-09-21T11:14:24.797000000</dc:date>
    <meta:editing-duration>PT9H51M1S</meta:editing-duration>
    <meta:editing-cycles>10</meta:editing-cycles>
    <meta:generator>LibreOffice/5.2.4.2$Windows_X86_64 LibreOffice_project/3d5603e1122f0f102b62521720ab13a38a4e0eb0</meta:generator>
    <meta:print-date>2017-09-21T11:12:11.984000000</meta:print-date>
    <meta:document-statistic meta:table-count="0" meta:image-count="0" meta:object-count="30" meta:page-count="1" meta:paragraph-count="20" meta:word-count="71" meta:character-count="548" meta:non-whitespace-character-count="294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 </annotation>
  </semantics>
</math>
</file>

<file path=Object 10/content.xml><?xml version="1.0" encoding="utf-8"?>
<math xmlns="http://www.w3.org/1998/Math/MathML" display="block">
  <semantics>
    <mrow>
      <mn>0,17</mn>
      <mo stretchy="false">=</mo>
      <mfrac>
        <mn>......</mn>
        <mn>100</mn>
      </mfrac>
    </mrow>
    <annotation encoding="StarMath 5.0">0,17={......} over {100} </annotation>
  </semantics>
</math>
</file>

<file path=Object 11/content.xml><?xml version="1.0" encoding="utf-8"?>
<math xmlns="http://www.w3.org/1998/Math/MathML" display="block">
  <semantics>
    <mrow>
      <mn>8,1</mn>
      <mo stretchy="false">=</mo>
      <mfrac>
        <mn>......</mn>
        <mn>100</mn>
      </mfrac>
    </mrow>
    <annotation encoding="StarMath 5.0">8,1={......} over {100} </annotation>
  </semantics>
</math>
</file>

<file path=Object 12/content.xml><?xml version="1.0" encoding="utf-8"?>
<math xmlns="http://www.w3.org/1998/Math/MathML" display="block">
  <semantics>
    <mrow>
      <mn>68,435</mn>
      <mo stretchy="false">=</mo>
      <mfrac>
        <mn>.......</mn>
        <mn>1000</mn>
      </mfrac>
    </mrow>
    <annotation encoding="StarMath 5.0">68,435={.......} over {1000} </annotation>
  </semantics>
</math>
</file>

<file path=Object 13/content.xml><?xml version="1.0" encoding="utf-8"?>
<math xmlns="http://www.w3.org/1998/Math/MathML" display="block">
  <semantics>
    <mrow>
      <mn>5,8</mn>
      <mo stretchy="false">=</mo>
      <mfrac>
        <mn>58</mn>
        <mn>...</mn>
      </mfrac>
    </mrow>
    <annotation encoding="StarMath 5.0">5,8={58} over {...} </annotation>
  </semantics>
</math>
</file>

<file path=Object 14/content.xml><?xml version="1.0" encoding="utf-8"?>
<math xmlns="http://www.w3.org/1998/Math/MathML" display="block">
  <semantics>
    <mrow>
      <mn>32,17</mn>
      <mo stretchy="false">=</mo>
      <mfrac>
        <mn>3217</mn>
        <mn>....</mn>
      </mfrac>
    </mrow>
    <annotation encoding="StarMath 5.0">32,17={3217} over {....} </annotation>
  </semantics>
</math>
</file>

<file path=Object 15/content.xml><?xml version="1.0" encoding="utf-8"?>
<math xmlns="http://www.w3.org/1998/Math/MathML" display="block">
  <semantics>
    <mrow>
      <mn>345,6</mn>
      <mo stretchy="false">=</mo>
      <mfrac>
        <mn>3456</mn>
        <mn>.....</mn>
      </mfrac>
    </mrow>
    <annotation encoding="StarMath 5.0">345,6={3456} over {.....} </annotation>
  </semantics>
</math>
</file>

<file path=Object 16/content.xml><?xml version="1.0" encoding="utf-8"?>
<math xmlns="http://www.w3.org/1998/Math/MathML" display="block">
  <semantics>
    <mrow>
      <mn>68,435</mn>
      <mo stretchy="false">=</mo>
      <mfrac>
        <mn>68435</mn>
        <mn>......</mn>
      </mfrac>
    </mrow>
    <annotation encoding="StarMath 5.0">68,435={68435} over {......} </annotation>
  </semantics>
</math>
</file>

<file path=Object 17/content.xml><?xml version="1.0" encoding="utf-8"?>
<math xmlns="http://www.w3.org/1998/Math/MathML" display="block">
  <semantics>
    <mrow>
      <mn>...</mn>
      <mo stretchy="false">=</mo>
      <mfrac>
        <mn>90</mn>
        <mn>10</mn>
      </mfrac>
    </mrow>
    <annotation encoding="StarMath 5.0">...={90} over {10} </annotation>
  </semantics>
</math>
</file>

<file path=Object 18/content.xml><?xml version="1.0" encoding="utf-8"?>
<math xmlns="http://www.w3.org/1998/Math/MathML" display="block">
  <semantics>
    <mrow>
      <mn>.........</mn>
      <mo stretchy="false">=</mo>
      <mfrac>
        <mn>874</mn>
        <mn>1000</mn>
      </mfrac>
    </mrow>
    <annotation encoding="StarMath 5.0">.........={874} over {1000} </annotation>
  </semantics>
</math>
</file>

<file path=Object 19/content.xml><?xml version="1.0" encoding="utf-8"?>
<math xmlns="http://www.w3.org/1998/Math/MathML" display="block">
  <semantics>
    <mrow>
      <mn>........</mn>
      <mo stretchy="false">=</mo>
      <mfrac>
        <mn>3240</mn>
        <mn>10</mn>
      </mfrac>
    </mrow>
    <annotation encoding="StarMath 5.0">........={3240} over {10} </annotation>
  </semantics>
</math>
</file>

<file path=Object 2/content.xml><?xml version="1.0" encoding="utf-8"?>
<math xmlns="http://www.w3.org/1998/Math/MathML" display="block">
  <semantics>
    <mfrac>
      <mn>1</mn>
      <mn>100</mn>
    </mfrac>
    <annotation encoding="StarMath 5.0">{1} over {100} </annotation>
  </semantics>
</math>
</file>

<file path=Object 20/content.xml><?xml version="1.0" encoding="utf-8"?>
<math xmlns="http://www.w3.org/1998/Math/MathML" display="block">
  <semantics>
    <mrow>
      <mn>.......</mn>
      <mo stretchy="false">=</mo>
      <mfrac>
        <mn>8435</mn>
        <mn>100</mn>
      </mfrac>
    </mrow>
    <annotation encoding="StarMath 5.0">.......={8435} over {100} </annotation>
  </semantics>
</math>
</file>

<file path=Object 21/content.xml><?xml version="1.0" encoding="utf-8"?>
<math xmlns="http://www.w3.org/1998/Math/MathML" display="block">
  <semantics>
    <mrow>
      <mn>5,8</mn>
      <mo stretchy="false">=</mo>
      <mfrac>
        <mn>.......</mn>
        <mn>.......</mn>
      </mfrac>
    </mrow>
    <annotation encoding="StarMath 5.0">5,8={.......} over {.......} </annotation>
  </semantics>
</math>
</file>

<file path=Object 22/content.xml><?xml version="1.0" encoding="utf-8"?>
<math xmlns="http://www.w3.org/1998/Math/MathML" display="block">
  <semantics>
    <mrow>
      <mn>7,78</mn>
      <mo stretchy="false">=</mo>
      <mfrac>
        <mn>.......</mn>
        <mn>......</mn>
      </mfrac>
    </mrow>
    <annotation encoding="StarMath 5.0">7,78={.......} over {......} </annotation>
  </semantics>
</math>
</file>

<file path=Object 23/content.xml><?xml version="1.0" encoding="utf-8"?>
<math xmlns="http://www.w3.org/1998/Math/MathML" display="block">
  <semantics>
    <mrow>
      <mn>65,86</mn>
      <mo stretchy="false">=</mo>
      <mfrac>
        <mn>.......</mn>
        <mn>........</mn>
      </mfrac>
    </mrow>
    <annotation encoding="StarMath 5.0">65,86={.......} over {........} </annotation>
  </semantics>
</math>
</file>

<file path=Object 24/content.xml><?xml version="1.0" encoding="utf-8"?>
<math xmlns="http://www.w3.org/1998/Math/MathML" display="block">
  <semantics>
    <mrow>
      <mn>57,786</mn>
      <mo stretchy="false">=</mo>
      <mfrac>
        <mn>.......</mn>
        <mn>........</mn>
      </mfrac>
    </mrow>
    <annotation encoding="StarMath 5.0">57,786={.......} over {........} </annotation>
  </semantics>
</math>
</file>

<file path=Object 25/content.xml><?xml version="1.0" encoding="utf-8"?>
<math xmlns="http://www.w3.org/1998/Math/MathML" display="block">
  <semantics>
    <mfrac>
      <mn>5</mn>
      <mn>10</mn>
    </mfrac>
    <annotation encoding="StarMath 5.0">{5} over {10} </annotation>
  </semantics>
</math>
</file>

<file path=Object 26/content.xml><?xml version="1.0" encoding="utf-8"?>
<math xmlns="http://www.w3.org/1998/Math/MathML" display="block">
  <semantics>
    <mrow>
      <mn>84</mn>
      <mo stretchy="false">+</mo>
      <mfrac>
        <mn>1</mn>
        <mn>10</mn>
      </mfrac>
    </mrow>
    <annotation encoding="StarMath 5.0">84+{1} over {10} </annotation>
  </semantics>
</math>
</file>

<file path=Object 27/content.xml><?xml version="1.0" encoding="utf-8"?>
<math xmlns="http://www.w3.org/1998/Math/MathML" display="block">
  <semantics>
    <mrow>
      <mn>56</mn>
      <mo stretchy="false">+</mo>
      <mfrac>
        <mn>2</mn>
        <mn>100</mn>
      </mfrac>
    </mrow>
    <annotation encoding="StarMath 5.0">56+{2} over {100} </annotation>
  </semantics>
</math>
</file>

<file path=Object 28/content.xml><?xml version="1.0" encoding="utf-8"?>
<math xmlns="http://www.w3.org/1998/Math/MathML" display="block">
  <semantics>
    <mrow>
      <mn>84</mn>
      <mo stretchy="false">+</mo>
      <mfrac>
        <mn>7</mn>
        <mn>10</mn>
      </mfrac>
      <mo stretchy="false">+</mo>
      <mfrac>
        <mn>6</mn>
        <mn>100</mn>
      </mfrac>
    </mrow>
    <annotation encoding="StarMath 5.0">84+{7} over {10} +{6} over {100}</annotation>
  </semantics>
</math>
</file>

<file path=Object 29/content.xml><?xml version="1.0" encoding="utf-8"?>
<math xmlns="http://www.w3.org/1998/Math/MathML" display="block">
  <semantics>
    <mrow>
      <mn>158,97</mn>
      <mo stretchy="false">=</mo>
      <mrow>
        <mn>158</mn>
        <mo stretchy="false">+</mo>
        <mfrac>
          <mn>........</mn>
          <mn>10</mn>
        </mfrac>
        <mo stretchy="false">+</mo>
        <mfrac>
          <mn>........</mn>
          <mn>100</mn>
        </mfrac>
      </mrow>
    </mrow>
    <annotation encoding="StarMath 5.0">158,97=158+{........} over {10}+{........} over {100}
</annotation>
  </semantics>
</math>
</file>

<file path=Object 3/content.xml><?xml version="1.0" encoding="utf-8"?>
<math xmlns="http://www.w3.org/1998/Math/MathML" display="block">
  <semantics>
    <mfrac>
      <mn>10</mn>
      <mn>100</mn>
    </mfrac>
    <annotation encoding="StarMath 5.0">{10} over {100} </annotation>
  </semantics>
</math>
</file>

<file path=Object 30/content.xml><?xml version="1.0" encoding="utf-8"?>
<math xmlns="http://www.w3.org/1998/Math/MathML" display="block">
  <semantics>
    <mrow>
      <mn>158,97</mn>
      <mo stretchy="false">=</mo>
      <mrow>
        <mn>158</mn>
        <mo stretchy="false">+</mo>
        <mfrac>
          <mn>.......</mn>
          <mn>100</mn>
        </mfrac>
      </mrow>
    </mrow>
    <annotation encoding="StarMath 5.0">158,97=158+{.......} over {100}</annotation>
  </semantics>
</math>
</file>

<file path=Object 4/content.xml><?xml version="1.0" encoding="utf-8"?>
<math xmlns="http://www.w3.org/1998/Math/MathML" display="block">
  <semantics>
    <mfrac>
      <mn>10</mn>
      <mn>1000</mn>
    </mfrac>
    <annotation encoding="StarMath 5.0">{10} over {1000} </annotation>
  </semantics>
</math>
</file>

<file path=Object 5/content.xml><?xml version="1.0" encoding="utf-8"?>
<math xmlns="http://www.w3.org/1998/Math/MathML" display="block">
  <semantics>
    <mfrac>
      <mn>238</mn>
      <mn>10</mn>
    </mfrac>
    <annotation encoding="StarMath 5.0">{238} over {10} </annotation>
  </semantics>
</math>
</file>

<file path=Object 6/content.xml><?xml version="1.0" encoding="utf-8"?>
<math xmlns="http://www.w3.org/1998/Math/MathML" display="block">
  <semantics>
    <mfrac>
      <mn>4</mn>
      <mn>100</mn>
    </mfrac>
    <annotation encoding="StarMath 5.0">{4} over {100} </annotation>
  </semantics>
</math>
</file>

<file path=Object 7/content.xml><?xml version="1.0" encoding="utf-8"?>
<math xmlns="http://www.w3.org/1998/Math/MathML" display="block">
  <semantics>
    <mfrac>
      <mn>342</mn>
      <mn>1000</mn>
    </mfrac>
    <annotation encoding="StarMath 5.0">{342} over {1000} </annotation>
  </semantics>
</math>
</file>

<file path=Object 8/content.xml><?xml version="1.0" encoding="utf-8"?>
<math xmlns="http://www.w3.org/1998/Math/MathML" display="block">
  <semantics>
    <mfrac>
      <mn>7613</mn>
      <mn>1000</mn>
    </mfrac>
    <annotation encoding="StarMath 5.0">{7613} over {1000} </annotation>
  </semantics>
</math>
</file>

<file path=Object 9/content.xml><?xml version="1.0" encoding="utf-8"?>
<math xmlns="http://www.w3.org/1998/Math/MathML" display="block">
  <semantics>
    <mrow>
      <mn>4,3</mn>
      <mo stretchy="false">=</mo>
      <mfrac>
        <mn>......</mn>
        <mn>10</mn>
      </mfrac>
    </mrow>
    <annotation encoding="StarMath 5.0">4,3={......} over {10} </annotation>
  </semantics>
</math>
</file>